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tlView.JstlView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tlView.Jstl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stlView.initServletContext(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tlView.exposeHelpers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tlView.JstlView( String url , MessageSource messag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